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104cm" fo:min-width="0.044cm"/>
    </style:style>
    <style:style style:name="gr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stroke="none" svg:stroke-color="#000000" draw:fill-color="#cccccc" draw:opacity="100%" draw:textarea-horizontal-align="justify" draw:textarea-vertical-align="middle" draw:auto-grow-height="false" fo:min-height="10.762cm" fo:min-width="2.912cm"/>
    </style:style>
    <style:style style:name="gr4" style:family="graphic" style:parent-style-name="standard">
      <style:graphic-properties draw:stroke="none" svg:stroke-color="#000000" draw:fill-color="#990000" draw:textarea-horizontal-align="justify" draw:textarea-vertical-align="middle" draw:auto-grow-height="false" fo:min-height="0.202cm" fo:min-width="0.552cm"/>
    </style:style>
    <style:style style:name="gr5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-color="#005835" draw:textarea-horizontal-align="justify" draw:textarea-vertical-align="middle" draw:auto-grow-height="false" fo:min-height="0.202cm" fo:min-width="0.552cm"/>
    </style:style>
    <style:style style:name="gr7" style:family="graphic" style:parent-style-name="standard">
      <style:graphic-properties draw:stroke="none" svg:stroke-color="#000000" draw:fill-color="#808080" draw:textarea-horizontal-align="justify" draw:textarea-vertical-align="middle" draw:auto-grow-height="false" fo:min-height="0.202cm" fo:min-width="0.552cm"/>
    </style:style>
    <style:style style:name="gr8" style:family="graphic" style:parent-style-name="standard">
      <style:graphic-properties draw:stroke="none" svg:stroke-color="#000000" draw:fill-color="#47af85" draw:textarea-horizontal-align="justify" draw:textarea-vertical-align="middle" draw:auto-grow-height="false" fo:min-height="0.202cm" fo:min-width="0.552cm"/>
    </style:style>
    <style:style style:name="gr9" style:family="graphic" style:parent-style-name="standard">
      <style:graphic-properties draw:stroke="none" svg:stroke-color="#000000" draw:fill-color="#327300" draw:textarea-horizontal-align="justify" draw:textarea-vertical-align="middle" draw:auto-grow-height="false" fo:min-height="0.202cm" fo:min-width="0.552cm"/>
    </style:style>
    <style:style style:name="gr10" style:family="graphic" style:parent-style-name="standard">
      <style:graphic-properties draw:stroke="none" svg:stroke-color="#000000" draw:fill-color="#ff9467" draw:textarea-horizontal-align="justify" draw:textarea-vertical-align="middle" draw:auto-grow-height="false" fo:min-height="0.202cm" fo:min-width="0.552cm"/>
    </style:style>
    <style:style style:name="gr1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202cm" fo:min-width="0.552cm"/>
    </style:style>
    <style:style style:name="gr12" style:family="graphic" style:parent-style-name="standard">
      <style:graphic-properties draw:stroke="none" svg:stroke-color="#000000" draw:fill="none" draw:fill-color="#3399ff" draw:textarea-horizontal-align="justify" draw:textarea-vertical-align="middle" draw:auto-grow-height="false" fo:min-height="0.202cm" fo:min-width="0.552cm"/>
    </style:style>
    <style:style style:name="gr13" style:family="graphic" style:parent-style-name="standard">
      <style:graphic-properties draw:stroke="none" svg:stroke-color="#000000" draw:fill="none" draw:fill-color="#ffff00" draw:textarea-horizontal-align="justify" draw:textarea-vertical-align="middle" draw:auto-grow-height="false" fo:min-height="0.202cm" fo:min-width="0.552cm"/>
    </style:style>
    <style:style style:name="gr14" style:family="graphic" style:parent-style-name="standard">
      <style:graphic-properties draw:stroke="none" svg:stroke-color="#000000" draw:fill="none" draw:fill-color="#ff9900" draw:textarea-horizontal-align="justify" draw:textarea-vertical-align="middle" draw:auto-grow-height="false" fo:min-height="0.202cm" fo:min-width="0.552cm"/>
    </style:style>
    <style:style style:name="gr15" style:family="graphic" style:parent-style-name="standard">
      <style:graphic-properties draw:stroke="none" svg:stroke-color="#000000" draw:fill="none" draw:fill-color="#669900" draw:textarea-horizontal-align="justify" draw:textarea-vertical-align="middle" draw:auto-grow-height="false" fo:min-height="0.202cm" fo:min-width="0.552cm"/>
    </style:style>
    <style:style style:name="gr16" style:family="graphic" style:parent-style-name="standard">
      <style:graphic-properties draw:stroke="none" svg:stroke-color="#000000" draw:fill-color="#990000" draw:textarea-horizontal-align="justify" draw:textarea-vertical-align="middle" draw:auto-grow-height="false" fo:min-height="0.125cm" fo:min-width="0.368cm"/>
    </style:style>
    <style:style style:name="gr17" style:family="graphic" style:parent-style-name="standard">
      <style:graphic-properties draw:stroke="none" svg:stroke-color="#000000" draw:fill-color="#808080" draw:textarea-horizontal-align="justify" draw:textarea-vertical-align="middle" draw:auto-grow-height="false" fo:min-height="0.125cm" fo:min-width="0.368cm"/>
    </style:style>
    <style:style style:name="gr18" style:family="graphic" style:parent-style-name="standard">
      <style:graphic-properties draw:stroke="none" svg:stroke-color="#000000" draw:fill-color="#005835" draw:textarea-horizontal-align="justify" draw:textarea-vertical-align="middle" draw:auto-grow-height="false" fo:min-height="0.126cm" fo:min-width="0.368cm"/>
    </style:style>
    <style:style style:name="gr19" style:family="graphic" style:parent-style-name="standard">
      <style:graphic-properties draw:stroke="none" svg:stroke-color="#000000" draw:fill-color="#327300" draw:textarea-horizontal-align="justify" draw:textarea-vertical-align="middle" draw:auto-grow-height="false" fo:min-height="0.124cm" fo:min-width="0.368cm"/>
    </style:style>
    <style:style style:name="gr20" style:family="graphic" style:parent-style-name="standard">
      <style:graphic-properties draw:stroke="none" svg:stroke-color="#000000" draw:fill-color="#ff9467" draw:textarea-horizontal-align="justify" draw:textarea-vertical-align="middle" draw:auto-grow-height="false" fo:min-height="0.124cm" fo:min-width="0.368cm"/>
    </style:style>
    <style:style style:name="gr21" style:family="graphic" style:parent-style-name="standard">
      <style:graphic-properties draw:stroke="none" svg:stroke-color="#000000" draw:fill-color="#47af85" draw:textarea-horizontal-align="justify" draw:textarea-vertical-align="middle" draw:auto-grow-height="false" fo:min-height="0.125cm" fo:min-width="0.368cm"/>
    </style:style>
    <style:style style:name="gr22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202cm" fo:min-width="0cm"/>
    </style:style>
    <style:style style:name="gr23" style:family="graphic" style:parent-style-name="standard">
      <style:graphic-properties draw:stroke="solid" svg:stroke-color="#000000" draw:fill-color="#801900" draw:textarea-horizontal-align="justify" draw:textarea-vertical-align="middle" draw:auto-grow-height="false" fo:min-height="0.202cm" fo:min-width="0cm"/>
    </style:style>
    <style:style style:name="gr24" style:family="graphic" style:parent-style-name="standard">
      <style:graphic-properties draw:stroke="solid" svg:stroke-color="#000000" draw:fill-color="#cc0000" draw:textarea-horizontal-align="justify" draw:textarea-vertical-align="middle" draw:auto-grow-height="false" fo:min-height="0.202cm" fo:min-width="0cm"/>
    </style:style>
    <style:style style:name="gr25" style:family="graphic" style:parent-style-name="standard">
      <style:graphic-properties draw:stroke="solid" svg:stroke-color="#000000" draw:fill-color="#ff6600" draw:textarea-horizontal-align="justify" draw:textarea-vertical-align="middle" draw:auto-grow-height="false" fo:min-height="0.202cm" fo:min-width="0cm"/>
    </style:style>
    <style:style style:name="gr26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02cm" fo:min-width="0cm"/>
    </style:style>
    <style:style style:name="gr27" style:family="graphic" style:parent-style-name="standard">
      <style:graphic-properties draw:stroke="solid" svg:stroke-color="#000000" draw:fill-color="#006600" draw:textarea-horizontal-align="justify" draw:textarea-vertical-align="middle" draw:auto-grow-height="false" fo:min-height="0.202cm" fo:min-width="0cm"/>
    </style:style>
    <style:style style:name="gr28" style:family="graphic" style:parent-style-name="standard">
      <style:graphic-properties draw:stroke="solid" svg:stroke-color="#000000" draw:fill-color="#000099" draw:textarea-horizontal-align="justify" draw:textarea-vertical-align="middle" draw:auto-grow-height="false" fo:min-height="0.202cm" fo:min-width="0cm"/>
    </style:style>
    <style:style style:name="gr29" style:family="graphic" style:parent-style-name="standard">
      <style:graphic-properties draw:stroke="solid" svg:stroke-color="#000000" draw:fill-color="#990099" draw:textarea-horizontal-align="justify" draw:textarea-vertical-align="middle" draw:auto-grow-height="false" fo:min-height="0.202cm" fo:min-width="0cm"/>
    </style:style>
    <style:style style:name="gr30" style:family="graphic" style:parent-style-name="standard">
      <style:graphic-properties draw:stroke="solid" svg:stroke-color="#000000" draw:fill-color="#808080" draw:textarea-horizontal-align="justify" draw:textarea-vertical-align="middle" draw:auto-grow-height="false" fo:min-height="0.202cm" fo:min-width="0cm"/>
    </style:style>
    <style:style style:name="gr3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202cm" fo:min-width="0cm"/>
    </style:style>
    <style:style style:name="gr32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0.202cm" fo:min-width="0cm"/>
    </style:style>
    <style:style style:name="gr33" style:family="graphic" style:parent-style-name="standard">
      <style:graphic-properties draw:stroke="solid" svg:stroke-color="#000000" draw:fill-color="#cc9900" draw:textarea-horizontal-align="justify" draw:textarea-vertical-align="middle" draw:auto-grow-height="false" fo:min-height="0.202cm" fo:min-width="0cm"/>
    </style:style>
    <style:style style:name="gr34" style:family="graphic" style:parent-style-name="standard">
      <style:graphic-properties draw:stroke="none" draw:fill="none" fo:min-height="0.395cm"/>
    </style:style>
    <style:style style:name="gr35" style:family="graphic" style:parent-style-name="standard">
      <style:graphic-properties draw:stroke="none" draw:fill="none" fo:min-height="0cm"/>
    </style:style>
    <style:style style:name="gr36" style:family="graphic" style:parent-style-name="standard">
      <style:graphic-properties svg:stroke-color="#000000" draw:fill-color="#ffff99" draw:textarea-horizontal-align="justify" draw:textarea-vertical-align="middle" draw:auto-grow-height="false" fo:min-height="0.112cm" fo:min-width="1.062cm"/>
    </style:style>
    <style:style style:name="gr37" style:family="graphic" style:parent-style-name="standard">
      <style:graphic-properties svg:stroke-color="#000000" draw:fill-color="#cc0000" draw:textarea-horizontal-align="justify" draw:textarea-vertical-align="middle" draw:auto-grow-height="false" fo:min-height="0.15cm" fo:min-width="0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cm"/>
    </style:style>
    <style:style style:name="gr39" style:family="graphic" style:parent-style-name="standard">
      <style:graphic-properties svg:stroke-color="#000000" draw:fill-color="#ff6600" draw:textarea-horizontal-align="justify" draw:textarea-vertical-align="middle" draw:auto-grow-height="false" fo:min-height="0.15cm" fo:min-width="0cm"/>
    </style:style>
    <style:style style:name="gr40" style:family="graphic" style:parent-style-name="standard">
      <style:graphic-properties svg:stroke-color="#000000" draw:fill-color="#cc9900" draw:textarea-horizontal-align="justify" draw:textarea-vertical-align="middle" draw:auto-grow-height="false" fo:min-height="0.15cm" fo:min-width="0cm"/>
    </style:style>
    <style:style style:name="gr41" style:family="graphic" style:parent-style-name="standard">
      <style:graphic-properties draw:stroke="none" draw:fill="none" fo:min-height="0.05cm"/>
    </style:style>
    <style:style style:name="gr42" style:family="graphic" style:parent-style-name="standard">
      <style:graphic-properties draw:stroke="none" draw:fill="none" fo:min-height="0.35cm"/>
    </style:style>
    <style:style style:name="gr43" style:family="graphic" style:parent-style-name="standard">
      <style:graphic-properties svg:stroke-color="#000000" draw:fill-color="#801900" draw:textarea-horizontal-align="justify" draw:textarea-vertical-align="middle" draw:auto-grow-height="false" fo:min-height="0.15cm" fo:min-width="0cm"/>
    </style:style>
    <style:style style:name="P1" style:family="paragraph">
      <loext:graphic-properties draw:fill-color="#ffffff"/>
      <style:paragraph-properties fo:text-align="center"/>
      <style:text-properties fo:color="#000000"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fo:color="#000000" fo:font-size="10pt" style:font-size-asian="12pt" style:font-size-complex="12pt"/>
    </style:style>
    <style:style style:name="P3" style:family="paragraph">
      <loext:graphic-properties draw:fill-color="#cccccc" draw:opacity="100%"/>
      <style:paragraph-properties fo:text-align="center"/>
      <style:text-properties fo:color="#ffffff" fo:font-size="10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990000"/>
      <style:paragraph-properties fo:text-align="center"/>
      <style:text-properties fo:color="#ffffff" fo:font-size="10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fo:font-size="7pt" style:font-size-asian="8pt" style:font-size-complex="8pt"/>
    </style:style>
    <style:style style:name="P7" style:family="paragraph">
      <loext:graphic-properties draw:fill-color="#005835"/>
      <style:paragraph-properties fo:text-align="center"/>
      <style:text-properties fo:color="#ffffff" fo:font-size="10pt" style:font-size-asian="11pt" style:font-size-complex="11pt"/>
    </style:style>
    <style:style style:name="P8" style:family="paragraph">
      <loext:graphic-properties draw:fill-color="#808080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47af85"/>
      <style:paragraph-properties fo:text-align="center"/>
      <style:text-properties fo:color="#000000" fo:font-size="10pt" style:font-size-asian="11pt" style:font-size-complex="11pt"/>
    </style:style>
    <style:style style:name="P10" style:family="paragraph">
      <loext:graphic-properties draw:fill-color="#327300"/>
      <style:paragraph-properties fo:text-align="center"/>
      <style:text-properties fo:color="#ffffff" fo:font-size="10pt" style:font-size-asian="12pt" style:font-size-complex="12pt"/>
    </style:style>
    <style:style style:name="P11" style:family="paragraph">
      <loext:graphic-properties draw:fill-color="#47af85"/>
      <style:paragraph-properties fo:text-align="center"/>
      <style:text-properties fo:color="#000000" fo:font-size="10pt" style:font-size-asian="12pt" style:font-size-complex="12pt"/>
    </style:style>
    <style:style style:name="P12" style:family="paragraph">
      <loext:graphic-properties draw:fill-color="#ff9467"/>
      <style:paragraph-properties fo:text-align="center"/>
      <style:text-properties fo:color="#000000" fo:font-size="10pt" style:font-size-asian="10pt" style:font-size-complex="10pt"/>
    </style:style>
    <style:style style:name="P13" style:family="paragraph">
      <loext:graphic-properties draw:fill-color="#808080"/>
      <style:paragraph-properties fo:text-align="center"/>
      <style:text-properties fo:color="#000000" fo:font-size="10pt" style:font-size-asian="10pt" style:font-size-complex="10pt"/>
    </style:style>
    <style:style style:name="P14" style:family="paragraph">
      <loext:graphic-properties draw:fill-color="#ff9467"/>
      <style:paragraph-properties fo:text-align="center"/>
      <style:text-properties fo:color="#000000" fo:font-size="10pt" style:font-size-asian="12pt" style:font-size-complex="12pt"/>
    </style:style>
    <style:style style:name="P15" style:family="paragraph">
      <loext:graphic-properties draw:fill-color="#808080"/>
      <style:paragraph-properties fo:text-align="center"/>
      <style:text-properties fo:color="#ffffff" fo:font-size="10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3399ff"/>
      <style:paragraph-properties fo:text-align="start"/>
      <style:text-properties fo:color="#000000" fo:font-size="10pt" style:font-size-asian="12pt" style:font-size-complex="12pt"/>
    </style:style>
    <style:style style:name="P18" style:family="paragraph">
      <loext:graphic-properties draw:fill="none" draw:fill-color="#ffff00"/>
      <style:paragraph-properties fo:text-align="start"/>
      <style:text-properties fo:color="#000000" fo:font-size="10pt" style:font-size-asian="12pt" style:font-size-complex="12pt"/>
    </style:style>
    <style:style style:name="P19" style:family="paragraph">
      <loext:graphic-properties draw:fill="none" draw:fill-color="#ff9900"/>
      <style:paragraph-properties fo:text-align="start"/>
      <style:text-properties fo:color="#000000" fo:font-size="10pt" style:font-size-asian="12pt" style:font-size-complex="12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669900"/>
      <style:paragraph-properties fo:text-align="end"/>
      <style:text-properties fo:color="#000000" fo:font-size="10pt" style:font-size-asian="11pt" style:font-size-complex="11pt"/>
    </style:style>
    <style:style style:name="P22" style:family="paragraph">
      <loext:graphic-properties draw:fill="none" draw:fill-color="#ff9900"/>
      <style:paragraph-properties fo:text-align="end"/>
      <style:text-properties fo:color="#000000" fo:font-size="10pt" style:font-size-asian="10pt" style:font-size-complex="10pt"/>
    </style:style>
    <style:style style:name="P23" style:family="paragraph">
      <loext:graphic-properties draw:fill-color="#990000"/>
      <style:paragraph-properties fo:text-align="center"/>
      <style:text-properties fo:color="#ffffff" fo:font-size="7pt" style:font-size-asian="10pt" style:font-size-complex="10pt"/>
    </style:style>
    <style:style style:name="P24" style:family="paragraph">
      <loext:graphic-properties draw:fill-color="#808080"/>
      <style:paragraph-properties fo:text-align="center"/>
      <style:text-properties fo:color="#ffffff" fo:font-size="7pt" style:font-size-asian="12pt" style:font-size-complex="12pt"/>
    </style:style>
    <style:style style:name="P25" style:family="paragraph">
      <loext:graphic-properties draw:fill-color="#005835"/>
      <style:paragraph-properties fo:text-align="center"/>
      <style:text-properties fo:color="#ffffff" fo:font-size="7pt" style:font-size-asian="10pt" style:font-size-complex="10pt"/>
    </style:style>
    <style:style style:name="P26" style:family="paragraph">
      <loext:graphic-properties draw:fill-color="#327300"/>
      <style:paragraph-properties fo:text-align="center"/>
      <style:text-properties fo:color="#ffffff" fo:font-size="7pt" style:font-size-asian="12pt" style:font-size-complex="12pt"/>
    </style:style>
    <style:style style:name="P27" style:family="paragraph">
      <loext:graphic-properties draw:fill-color="#ff9467"/>
      <style:paragraph-properties fo:text-align="center"/>
      <style:text-properties fo:color="#000000" fo:font-size="7pt" style:font-size-asian="12pt" style:font-size-complex="12pt"/>
    </style:style>
    <style:style style:name="P28" style:family="paragraph">
      <loext:graphic-properties draw:fill-color="#47af85"/>
      <style:paragraph-properties fo:text-align="center"/>
      <style:text-properties fo:color="#000000" fo:font-size="7pt" style:font-size-asian="12pt" style:font-size-complex="12pt"/>
    </style:style>
    <style:style style:name="P29" style:family="paragraph">
      <loext:graphic-properties draw:fill-color="#000000"/>
      <style:paragraph-properties fo:text-align="center"/>
      <style:text-properties fo:color="#ffffff" fo:font-size="10pt" style:font-size-asian="12pt" style:font-size-complex="12pt"/>
    </style:style>
    <style:style style:name="P30" style:family="paragraph">
      <loext:graphic-properties draw:fill-color="#801900"/>
      <style:paragraph-properties fo:text-align="center"/>
      <style:text-properties fo:color="#ffffff" fo:font-size="10pt" style:font-size-asian="12pt" style:font-size-complex="12pt"/>
    </style:style>
    <style:style style:name="P31" style:family="paragraph">
      <loext:graphic-properties draw:fill-color="#cc0000"/>
      <style:paragraph-properties fo:text-align="center"/>
      <style:text-properties fo:color="#ffffff" fo:font-size="10pt" style:font-size-asian="12pt" style:font-size-complex="12pt"/>
    </style:style>
    <style:style style:name="P32" style:family="paragraph">
      <loext:graphic-properties draw:fill-color="#ff6600"/>
      <style:paragraph-properties fo:text-align="center"/>
      <style:text-properties fo:color="#ffffff" fo:font-size="10pt" style:font-size-asian="12pt" style:font-size-complex="12pt"/>
    </style:style>
    <style:style style:name="P33" style:family="paragraph">
      <style:paragraph-properties fo:text-align="center"/>
      <style:text-properties style:use-window-font-color="true"/>
    </style:style>
    <style:style style:name="P34" style:family="paragraph">
      <loext:graphic-properties draw:fill-color="#ffff00"/>
      <style:paragraph-properties fo:text-align="center"/>
      <style:text-properties style:use-window-font-color="true" fo:font-size="10pt" style:font-size-asian="12pt" style:font-size-complex="12pt"/>
    </style:style>
    <style:style style:name="P35" style:family="paragraph">
      <loext:graphic-properties draw:fill-color="#006600"/>
      <style:paragraph-properties fo:text-align="center"/>
      <style:text-properties fo:color="#ffffff" fo:font-size="10pt" style:font-size-asian="12pt" style:font-size-complex="12pt"/>
    </style:style>
    <style:style style:name="P36" style:family="paragraph">
      <loext:graphic-properties draw:fill-color="#000099"/>
      <style:paragraph-properties fo:text-align="center"/>
      <style:text-properties fo:color="#ffffff" fo:font-size="10pt" style:font-size-asian="12pt" style:font-size-complex="12pt"/>
    </style:style>
    <style:style style:name="P37" style:family="paragraph">
      <loext:graphic-properties draw:fill-color="#990099"/>
      <style:paragraph-properties fo:text-align="center"/>
      <style:text-properties fo:color="#ffffff" fo:font-size="10pt" style:font-size-asian="12pt" style:font-size-complex="12pt"/>
    </style:style>
    <style:style style:name="P38" style:family="paragraph">
      <loext:graphic-properties draw:fill-color="#ffffff"/>
      <style:paragraph-properties fo:text-align="center"/>
      <style:text-properties style:use-window-font-color="true" fo:font-size="10pt" style:font-size-asian="12pt" style:font-size-complex="12pt"/>
    </style:style>
    <style:style style:name="P39" style:family="paragraph">
      <loext:graphic-properties draw:fill-color="#dddddd"/>
      <style:paragraph-properties fo:text-align="center"/>
      <style:text-properties style:use-window-font-color="true" fo:font-size="10pt" style:font-size-asian="12pt" style:font-size-complex="12pt"/>
    </style:style>
    <style:style style:name="P40" style:family="paragraph">
      <loext:graphic-properties draw:fill-color="#cc9900"/>
      <style:paragraph-properties fo:text-align="center"/>
      <style:text-properties style:use-window-font-color="true" fo:font-size="10pt" style:font-size-asian="12pt" style:font-size-complex="12pt"/>
    </style:style>
    <style:style style:name="P41" style:family="paragraph">
      <style:paragraph-properties fo:text-align="center"/>
      <style:text-properties fo:color="#000000" fo:font-weight="bold"/>
    </style:style>
    <style:style style:name="P42" style:family="paragraph">
      <loext:graphic-properties draw:fill="none"/>
      <style:paragraph-properties fo:text-align="center"/>
      <style:text-properties fo:color="#000000" fo:font-weight="bold"/>
    </style:style>
    <style:style style:name="P43" style:family="paragraph">
      <loext:graphic-properties draw:fill-color="#ffff99"/>
      <style:paragraph-properties fo:text-align="center"/>
    </style:style>
    <style:style style:name="P44" style:family="paragraph">
      <loext:graphic-properties draw:fill-color="#cc0000"/>
      <style:paragraph-properties fo:text-align="center"/>
    </style:style>
    <style:style style:name="P45" style:family="paragraph">
      <loext:graphic-properties draw:fill-color="#000000"/>
      <style:paragraph-properties fo:text-align="center"/>
    </style:style>
    <style:style style:name="P46" style:family="paragraph">
      <loext:graphic-properties draw:fill-color="#ff6600"/>
      <style:paragraph-properties fo:text-align="center"/>
    </style:style>
    <style:style style:name="P47" style:family="paragraph">
      <loext:graphic-properties draw:fill-color="#cc9900"/>
      <style:paragraph-properties fo:text-align="center"/>
    </style:style>
    <style:style style:name="P48" style:family="paragraph">
      <style:paragraph-properties fo:text-align="start"/>
      <style:text-properties fo:color="#000000" fo:font-size="8pt" style:font-size-asian="8pt" style:font-size-complex="8pt"/>
    </style:style>
    <style:style style:name="P49" style:family="paragraph">
      <loext:graphic-properties draw:fill="none"/>
      <style:paragraph-properties fo:text-align="center"/>
      <style:text-properties fo:color="#000000" fo:font-size="8pt" style:font-size-asian="8pt" style:font-size-complex="8pt"/>
    </style:style>
    <style:style style:name="P50" style:family="paragraph">
      <style:paragraph-properties fo:text-align="center"/>
      <style:text-properties fo:color="#000000" fo:font-size="8pt" style:font-size-asian="8pt" style:font-size-complex="8pt"/>
    </style:style>
    <style:style style:name="P51" style:family="paragraph">
      <loext:graphic-properties draw:fill-color="#801900"/>
      <style:paragraph-properties fo:text-align="center"/>
    </style:style>
    <style:style style:name="P52" style:family="paragraph">
      <loext:graphic-properties draw:fill="none"/>
      <style:paragraph-properties fo:text-align="start"/>
      <style:text-properties fo:color="#000000" fo:font-size="8pt" style:font-size-asian="8pt" style:font-size-complex="8pt"/>
    </style:style>
    <style:style style:name="T1" style:family="text">
      <style:text-properties fo:color="#ffffff" fo:font-size="10pt" style:font-size-asian="12pt" style:font-size-complex="12pt"/>
    </style:style>
    <style:style style:name="T2" style:family="text">
      <style:text-properties fo:font-size="7pt" style:font-size-asian="8pt" style:font-size-complex="8pt"/>
    </style:style>
    <style:style style:name="T3" style:family="text">
      <style:text-properties fo:color="#ffffff" fo:font-size="10pt" style:font-size-asian="11pt" style:font-size-complex="11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color="#000000" fo:font-size="10pt" style:font-size-asian="11pt" style:font-size-complex="11pt"/>
    </style:style>
    <style:style style:name="T6" style:family="text">
      <style:text-properties fo:color="#000000" fo:font-size="10pt" style:font-size-asian="12pt" style:font-size-complex="12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ffffff" fo:font-size="7pt" style:font-size-asian="10pt" style:font-size-complex="10pt"/>
    </style:style>
    <style:style style:name="T9" style:family="text">
      <style:text-properties fo:color="#ffffff" fo:font-size="7pt" style:font-size-asian="12pt" style:font-size-complex="12pt"/>
    </style:style>
    <style:style style:name="T10" style:family="text">
      <style:text-properties fo:color="#000000" fo:font-size="7pt" style:font-size-asian="12pt" style:font-size-complex="12pt"/>
    </style:style>
    <style:style style:name="T11" style:family="text">
      <style:text-properties style:use-window-font-color="true" fo:font-size="10pt" style:font-size-asian="12pt" style:font-size-complex="12pt"/>
    </style:style>
    <style:style style:name="T12" style:family="text">
      <style:text-properties fo:font-size="10pt" style:font-size-asian="12pt" style:font-size-complex="12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text-position="super 58%" fo:font-size="8pt" style:font-size-asian="8pt" style:font-size-complex="8pt"/>
    </style:style>
    <style:style style:name="T15" style:family="text">
      <style:text-properties style:font-name="Liberation Sans1" fo:font-size="8pt" style:font-name-asian="Liberation Sans1" style:font-size-asian="8pt" style:font-name-complex="Liberation 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custom-shape draw:style-name="gr1" draw:text-style-name="P1" draw:layer="layout" svg:width="0.69cm" svg:height="0.5cm" svg:x="1.3cm" svg:y="7.7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608cm" svg:height="0.5cm" svg:x="5.492cm" svg:y="7.7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607cm" svg:height="0.5cm" svg:x="5.493cm" svg:y="8.27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.5cm" svg:height="11.1cm" svg:x="2cm" svg:y="1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46.66284732168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1.1cm" svg:height="0.5cm" svg:x="2.088cm" svg:y="1.719cm">
              <text:p text:style-name="P4"><text:span text:style-name="T1">3.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1.1cm" svg:height="0.5cm" svg:x="4.289cm" svg:y="1.719cm">
              <text:p text:style-name="P4"><text:span text:style-name="T1">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88cm" svg:y="1.769cm">
              <text:p text:style-name="P4"><text:span text:style-name="T2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89cm" svg:y="1.769cm">
              <text:p text:style-name="P4"><text:span text:style-name="T2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.1cm" svg:height="0.5cm" svg:x="2.089cm" svg:y="2.263cm">
              <text:p text:style-name="P4"><text:span text:style-name="T3">SDA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1.1cm" svg:height="0.5cm" svg:x="4.29cm" svg:y="2.263cm">
              <text:p text:style-name="P4"><text:span text:style-name="T1">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89cm" svg:y="2.313cm">
              <text:p text:style-name="P4"><text:span text:style-name="T2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cm" svg:y="2.313cm">
              <text:p text:style-name="P4"><text:span text:style-name="T2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.1cm" svg:height="0.5cm" svg:x="2.09cm" svg:y="2.808cm">
              <text:p text:style-name="P4"><text:span text:style-name="T3">SC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1.1cm" svg:height="0.5cm" svg:x="4.291cm" svg:y="2.808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cm" svg:y="2.858cm">
              <text:p text:style-name="P4"><text:span text:style-name="T2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1cm" svg:y="2.858cm">
              <text:p text:style-name="P4"><text:span text:style-name="T2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9" draw:layer="layout" svg:width="1.1cm" svg:height="0.5cm" svg:x="2.091cm" svg:y="3.353cm">
              <text:p text:style-name="P4"><text:span text:style-name="T5">#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0" draw:layer="layout" svg:width="1.1cm" svg:height="0.5cm" svg:x="4.292cm" svg:y="3.353cm">
              <text:p text:style-name="P4"><text:span text:style-name="T1">Tx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1cm" svg:y="3.403cm">
              <text:p text:style-name="P4"><text:span text:style-name="T2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2cm" svg:y="3.403cm">
              <text:p text:style-name="P4"><text:span text:style-name="T2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1.1cm" svg:height="0.5cm" svg:x="2.092cm" svg:y="3.897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0" draw:layer="layout" svg:width="1.1cm" svg:height="0.5cm" svg:x="4.293cm" svg:y="3.897cm">
              <text:p text:style-name="P4"><text:span text:style-name="T1">Rx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2cm" svg:y="3.947cm">
              <text:p text:style-name="P4"><text:span text:style-name="T2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3cm" svg:y="3.947cm">
              <text:p text:style-name="P4"><text:span text:style-name="T2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1.1cm" svg:height="0.5cm" svg:x="2.093cm" svg:y="4.442cm">
              <text:p text:style-name="P4"><text:span text:style-name="T6">#1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1" draw:layer="layout" svg:width="1.1cm" svg:height="0.5cm" svg:x="4.294cm" svg:y="4.442cm">
              <text:p text:style-name="P4"><text:span text:style-name="T6">#1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3cm" svg:y="4.492cm">
              <text:p text:style-name="P4"><text:span text:style-name="T2">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4cm" svg:y="4.492cm">
              <text:p text:style-name="P4"><text:span text:style-name="T2">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1.1cm" svg:height="0.5cm" svg:x="2.094cm" svg:y="4.987cm">
              <text:p text:style-name="P4"><text:span text:style-name="T6">#2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1.1cm" svg:height="0.5cm" svg:x="4.295cm" svg:y="4.987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4cm" svg:y="5.037cm">
              <text:p text:style-name="P4"><text:span text:style-name="T2">1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5cm" svg:y="5.037cm">
              <text:p text:style-name="P4"><text:span text:style-name="T2">1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1.1cm" svg:height="0.5cm" svg:x="2.095cm" svg:y="5.532cm">
              <text:p text:style-name="P4"><text:span text:style-name="T6">#2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1" draw:layer="layout" svg:width="1.1cm" svg:height="0.5cm" svg:x="4.296cm" svg:y="5.532cm">
              <text:p text:style-name="P4"><text:span text:style-name="T6">#2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5cm" svg:y="5.582cm">
              <text:p text:style-name="P4"><text:span text:style-name="T2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6cm" svg:y="5.582cm">
              <text:p text:style-name="P4"><text:span text:style-name="T2">1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1.1cm" svg:height="0.5cm" svg:x="2.096cm" svg:y="6.083cm">
              <text:p text:style-name="P4"><text:span text:style-name="T1">3.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1" draw:layer="layout" svg:width="1.1cm" svg:height="0.5cm" svg:x="4.297cm" svg:y="6.083cm">
              <text:p text:style-name="P4"><text:span text:style-name="T6">#2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6cm" svg:y="6.133cm">
              <text:p text:style-name="P4"><text:span text:style-name="T2">1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7cm" svg:y="6.133cm">
              <text:p text:style-name="P4"><text:span text:style-name="T2">1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1.1cm" svg:height="0.5cm" svg:x="2.097cm" svg:y="6.635cm">
              <text:p text:style-name="P4"><text:span text:style-name="T7">MOSI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3" draw:layer="layout" svg:width="1.1cm" svg:height="0.5cm" svg:x="4.298cm" svg:y="6.635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7cm" svg:y="6.685cm">
              <text:p text:style-name="P4"><text:span text:style-name="T2">1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8cm" svg:y="6.685cm">
              <text:p text:style-name="P4"><text:span text:style-name="T2">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1.1cm" svg:height="0.5cm" svg:x="2.089cm" svg:y="7.184cm">
              <text:p text:style-name="P4"><text:span text:style-name="T7">MISO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1" draw:layer="layout" svg:width="1.1cm" svg:height="0.5cm" svg:x="4.29cm" svg:y="7.184cm">
              <text:p text:style-name="P4"><text:span text:style-name="T6">#2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89cm" svg:y="7.234cm">
              <text:p text:style-name="P4"><text:span text:style-name="T2">2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cm" svg:y="7.234cm">
              <text:p text:style-name="P4"><text:span text:style-name="T2">2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1.1cm" svg:height="0.5cm" svg:x="2.09cm" svg:y="7.728cm">
              <text:p text:style-name="P4"><text:span text:style-name="T7">SCLK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4" draw:layer="layout" svg:width="1.1cm" svg:height="0.5cm" svg:x="4.291cm" svg:y="7.728cm">
              <text:p text:style-name="P4"><text:span text:style-name="T6">CE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cm" svg:y="7.778cm">
              <text:p text:style-name="P4"><text:span text:style-name="T2">2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1cm" svg:y="7.778cm">
              <text:p text:style-name="P4"><text:span text:style-name="T2">2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1.1cm" svg:height="0.5cm" svg:x="2.091cm" svg:y="8.273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4" draw:layer="layout" svg:width="1.1cm" svg:height="0.5cm" svg:x="4.292cm" svg:y="8.273cm">
              <text:p text:style-name="P4"><text:span text:style-name="T6">CE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1cm" svg:y="8.323cm">
              <text:p text:style-name="P4"><text:span text:style-name="T2">2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2cm" svg:y="8.323cm">
              <text:p text:style-name="P4"><text:span text:style-name="T2">2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" draw:layer="layout" svg:width="1.1cm" svg:height="0.5cm" svg:x="2.092cm" svg:y="8.818cm">
              <text:p text:style-name="P4"><text:span text:style-name="T6">ID_S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" draw:layer="layout" svg:width="1.1cm" svg:height="0.5cm" svg:x="4.293cm" svg:y="8.818cm">
              <text:p text:style-name="P4"><text:span text:style-name="T6">ID_S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2cm" svg:y="8.868cm">
              <text:p text:style-name="P4"><text:span text:style-name="T2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3cm" svg:y="8.868cm">
              <text:p text:style-name="P4"><text:span text:style-name="T2">2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1.1cm" svg:height="0.5cm" svg:x="2.093cm" svg:y="9.362cm">
              <text:p text:style-name="P4"><text:span text:style-name="T6">#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1.1cm" svg:height="0.5cm" svg:x="4.294cm" svg:y="9.362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3cm" svg:y="9.412cm">
              <text:p text:style-name="P4"><text:span text:style-name="T2">2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4cm" svg:y="9.412cm">
              <text:p text:style-name="P4"><text:span text:style-name="T2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1.1cm" svg:height="0.5cm" svg:x="2.094cm" svg:y="9.907cm">
              <text:p text:style-name="P4"><text:span text:style-name="T6">#6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1" draw:layer="layout" svg:width="1.1cm" svg:height="0.5cm" svg:x="4.295cm" svg:y="9.907cm">
              <text:p text:style-name="P4"><text:span text:style-name="T6">#1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4cm" svg:y="9.957cm">
              <text:p text:style-name="P4"><text:span text:style-name="T2">3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5cm" svg:y="9.957cm">
              <text:p text:style-name="P4"><text:span text:style-name="T2">3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1.1cm" svg:height="0.5cm" svg:x="2.095cm" svg:y="10.452cm">
              <text:p text:style-name="P4"><text:span text:style-name="T6">#1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1.1cm" svg:height="0.5cm" svg:x="4.296cm" svg:y="10.452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5cm" svg:y="10.502cm">
              <text:p text:style-name="P4"><text:span text:style-name="T2">3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6cm" svg:y="10.502cm">
              <text:p text:style-name="P4"><text:span text:style-name="T2">3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1.1cm" svg:height="0.5cm" svg:x="2.096cm" svg:y="10.997cm">
              <text:p text:style-name="P4"><text:span text:style-name="T6">#1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1" draw:layer="layout" svg:width="1.1cm" svg:height="0.5cm" svg:x="4.297cm" svg:y="10.997cm">
              <text:p text:style-name="P4"><text:span text:style-name="T6">#16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6cm" svg:y="11.047cm">
              <text:p text:style-name="P4"><text:span text:style-name="T2">3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7cm" svg:y="11.047cm">
              <text:p text:style-name="P4"><text:span text:style-name="T2">3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1.1cm" svg:height="0.5cm" svg:x="2.097cm" svg:y="11.548cm">
              <text:p text:style-name="P4"><text:span text:style-name="T6">#26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1" draw:layer="layout" svg:width="1.1cm" svg:height="0.5cm" svg:x="4.298cm" svg:y="11.548cm">
              <text:p text:style-name="P4"><text:span text:style-name="T6">#2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7cm" svg:y="11.598cm">
              <text:p text:style-name="P4"><text:span text:style-name="T2">3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8cm" svg:y="11.598cm">
              <text:p text:style-name="P4"><text:span text:style-name="T2">3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5" draw:layer="layout" svg:width="1.1cm" svg:height="0.5cm" svg:x="2.098cm" svg:y="12.1cm">
              <text:p text:style-name="P4"><text:span text:style-name="T1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1" draw:layer="layout" svg:width="1.1cm" svg:height="0.5cm" svg:x="4.299cm" svg:y="12.1cm">
              <text:p text:style-name="P4"><text:span text:style-name="T6">#2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8cm" svg:y="12.15cm">
              <text:p text:style-name="P4"><text:span text:style-name="T2">3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9cm" svg:y="12.15cm">
              <text:p text:style-name="P4"><text:span text:style-name="T2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7" draw:layer="layout" svg:width="1.1cm" svg:height="0.5cm" svg:x="5.292cm" svg:y="3.354cm">
              <text:p text:style-name="P16"><text:span text:style-name="T6">#1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7" draw:layer="layout" svg:width="1.1cm" svg:height="0.5cm" svg:x="5.292cm" svg:y="3.898cm">
              <text:p text:style-name="P16"><text:span text:style-name="T6">#1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18" draw:layer="layout" svg:width="1.1cm" svg:height="0.5cm" svg:x="5.292cm" svg:y="4.443cm">
              <text:p text:style-name="P16"><text:span text:style-name="T6"><text:s/></text:span><text:span text:style-name="T6">PCM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9" draw:layer="layout" svg:width="1.1cm" svg:height="0.5cm" svg:x="5.292cm" svg:y="7.729cm">
              <text:p text:style-name="P16"><text:span text:style-name="T6">#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9" draw:layer="layout" svg:width="1.1cm" svg:height="0.5cm" svg:x="5.292cm" svg:y="8.274cm">
              <text:p text:style-name="P16"><text:span text:style-name="T6">#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21" draw:layer="layout" svg:width="1.1cm" svg:height="0.5cm" svg:x="1.097cm" svg:y="2.264cm">
              <text:p text:style-name="P20"><text:span text:style-name="T5">#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21" draw:layer="layout" svg:width="1.1cm" svg:height="0.5cm" svg:x="1.097cm" svg:y="2.809cm">
              <text:p text:style-name="P20"><text:span text:style-name="T5">#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2" draw:layer="layout" svg:width="1.1cm" svg:height="0.5cm" svg:x="1.097cm" svg:y="6.636cm">
              <text:p text:style-name="P20"><text:span text:style-name="T7">#1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2" draw:layer="layout" svg:width="1.1cm" svg:height="0.5cm" svg:x="1.097cm" svg:y="7.185cm">
              <text:p text:style-name="P20"><text:span text:style-name="T7">#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2" draw:layer="layout" svg:width="1.1cm" svg:height="0.5cm" svg:x="1.097cm" svg:y="7.729cm">
              <text:p text:style-name="P20"><text:span text:style-name="T7">#1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16" draw:text-style-name="P23" draw:layer="layout" svg:width="0.908cm" svg:height="0.415cm" svg:x="6.688cm" svg:y="9.919cm">
            <text:p text:style-name="P4"><text:span text:style-name="T8">VC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4" draw:layer="layout" svg:width="0.908cm" svg:height="0.415cm" svg:x="6.689cm" svg:y="10.373cm">
            <text:p text:style-name="P4"><text:span text:style-name="T9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yout" svg:width="0.908cm" svg:height="0.416cm" svg:x="6.69cm" svg:y="10.825cm">
            <text:p text:style-name="P4"><text:span text:style-name="T8">I2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6" draw:layer="layout" svg:width="0.908cm" svg:height="0.414cm" svg:x="6.69cm" svg:y="11.28cm">
            <text:p text:style-name="P4"><text:span text:style-name="T9">UAR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7" draw:layer="layout" svg:width="0.908cm" svg:height="0.414cm" svg:x="6.691cm" svg:y="11.732cm">
            <text:p text:style-name="P4"><text:span text:style-name="T10">SP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8" draw:layer="layout" svg:width="0.908cm" svg:height="0.415cm" svg:x="6.692cm" svg:y="12.185cm">
            <text:p text:style-name="P4"><text:span text:style-name="T10">GPI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" draw:style-name="dp1" draw:master-page-name="Predeterminado">
        <draw:g>
          <draw:custom-shape draw:style-name="gr22" draw:text-style-name="P29" draw:layer="layout" svg:width="0.511cm" svg:height="0.5cm" svg:x="2.089cm" svg:y="2.344cm">
            <text:p text:style-name="P4"><text:span text:style-name="T1">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0" draw:layer="layout" svg:width="0.511cm" svg:height="0.5cm" svg:x="2.089cm" svg:y="2.866cm">
            <text:p text:style-name="P4"><text:span text:style-name="T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31" draw:layer="layout" svg:width="0.511cm" svg:height="0.5cm" svg:x="2.089cm" svg:y="3.388cm">
            <text:p text:style-name="P4"><text:span text:style-name="T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32" draw:layer="layout" svg:width="0.511cm" svg:height="0.5cm" svg:x="2.089cm" svg:y="3.91cm">
            <text:p text:style-name="P4"><text:span text:style-name="T1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4" draw:layer="layout" svg:width="0.511cm" svg:height="0.5cm" svg:x="2.089cm" svg:y="4.432cm">
            <text:p text:style-name="P33"><text:span text:style-name="T11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35" draw:layer="layout" svg:width="0.511cm" svg:height="0.5cm" svg:x="2.089cm" svg:y="4.954cm">
            <text:p text:style-name="P4"><text:span text:style-name="T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36" draw:layer="layout" svg:width="0.511cm" svg:height="0.5cm" svg:x="2.089cm" svg:y="5.476cm">
            <text:p text:style-name="P4"><text:span text:style-name="T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37" draw:layer="layout" svg:width="0.511cm" svg:height="0.5cm" svg:x="2.089cm" svg:y="5.998cm">
            <text:p text:style-name="P4"><text:span text:style-name="T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5" draw:layer="layout" svg:width="0.511cm" svg:height="0.5cm" svg:x="2.089cm" svg:y="6.52cm">
            <text:p text:style-name="P4"><text:span text:style-name="T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8" draw:layer="layout" svg:width="0.511cm" svg:height="0.5cm" svg:x="2.089cm" svg:y="7.039cm">
            <text:p text:style-name="P33"><text:span text:style-name="T11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9" draw:layer="layout" svg:width="0.511cm" svg:height="0.5cm" svg:x="2.689cm" svg:y="2.344cm">
            <text:p text:style-name="P4"><text:span text:style-name="T1">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0" draw:layer="layout" svg:width="0.511cm" svg:height="0.5cm" svg:x="2.689cm" svg:y="2.865cm">
            <text:p text:style-name="P4"><text:span text:style-name="T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31" draw:layer="layout" svg:width="0.511cm" svg:height="0.5cm" svg:x="2.689cm" svg:y="3.387cm">
            <text:p text:style-name="P4"><text:span text:style-name="T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32" draw:layer="layout" svg:width="0.511cm" svg:height="0.5cm" svg:x="2.689cm" svg:y="3.909cm">
            <text:p text:style-name="P4"><text:span text:style-name="T1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4" draw:layer="layout" svg:width="0.511cm" svg:height="0.5cm" svg:x="2.689cm" svg:y="4.432cm">
            <text:p text:style-name="P33"><text:span text:style-name="T11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35" draw:layer="layout" svg:width="0.511cm" svg:height="0.5cm" svg:x="2.689cm" svg:y="4.954cm">
            <text:p text:style-name="P4"><text:span text:style-name="T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36" draw:layer="layout" svg:width="0.511cm" svg:height="0.5cm" svg:x="2.689cm" svg:y="5.476cm">
            <text:p text:style-name="P4"><text:span text:style-name="T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37" draw:layer="layout" svg:width="0.511cm" svg:height="0.5cm" svg:x="2.689cm" svg:y="5.998cm">
            <text:p text:style-name="P4"><text:span text:style-name="T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5" draw:layer="layout" svg:width="0.511cm" svg:height="0.5cm" svg:x="2.689cm" svg:y="6.52cm">
            <text:p text:style-name="P4"><text:span text:style-name="T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8" draw:layer="layout" svg:width="0.511cm" svg:height="0.5cm" svg:x="2.689cm" svg:y="7.039cm">
            <text:p text:style-name="P33"><text:span text:style-name="T11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39" draw:layer="layout" svg:width="0.511cm" svg:height="0.5cm" svg:x="2.689cm" svg:y="1.299cm">
            <text:p text:style-name="P33"><text:span text:style-name="T12">-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40" draw:layer="layout" svg:width="0.511cm" svg:height="0.5cm" svg:x="2.689cm" svg:y="1.821cm">
            <text:p text:style-name="P33"><text:span text:style-name="T11">-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42" draw:layer="layout" svg:width="0.3cm" svg:height="0.645cm" svg:x="2.192cm" svg:y="0.739cm">
            <draw:text-box>
              <text:p text:style-name="P41"><text:span text:style-name="T12">N</text:span></text:p>
            </draw:text-box>
          </draw:frame>
          <draw:frame draw:style-name="gr34" draw:text-style-name="P42" draw:layer="layout" svg:width="0.3cm" svg:height="0.645cm" svg:x="2.776cm" svg:y="0.739cm">
            <draw:text-box>
              <text:p text:style-name="P41"><text:span text:style-name="T12">E</text:span></text:p>
            </draw:text-box>
          </draw:frame>
          <draw:frame draw:style-name="gr35" draw:text-style-name="P42" draw:layer="layout" svg:width="0.932cm" svg:height="0.645cm" svg:x="3.068cm" svg:y="0.739cm">
            <draw:text-box>
              <text:p text:style-name="P41"><text:span text:style-name="T12">T</text:span></text:p>
            </draw:text-box>
          </draw:frame>
          <draw:custom-shape draw:style-name="gr23" draw:text-style-name="P30" draw:layer="layout" svg:width="0.511cm" svg:height="0.5cm" svg:x="3.289cm" svg:y="2.866cm">
            <text:p text:style-name="P4"><text:span text:style-name="T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31" draw:layer="layout" svg:width="0.511cm" svg:height="0.5cm" svg:x="3.289cm" svg:y="2.344cm">
            <text:p text:style-name="P4"><text:span text:style-name="T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39" draw:layer="layout" svg:width="0.511cm" svg:height="0.5cm" svg:x="3.289cm" svg:y="1.3cm">
            <text:p text:style-name="P33"><text:span text:style-name="T12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40" draw:layer="layout" svg:width="0.511cm" svg:height="0.5cm" svg:x="3.289cm" svg:y="1.822cm">
            <text:p text:style-name="P33"><text:span text:style-name="T1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6" draw:text-style-name="P43" draw:layer="layout" svg:width="1.6cm" svg:height="0.4cm" svg:x="4.9cm" svg:y="1.0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44" draw:layer="layout" svg:width="0.1cm" svg:height="0.4cm" svg:x="5.2cm" svg:y="1.08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5" draw:layer="layout" svg:width="0.1cm" svg:height="0.4cm" svg:x="5.4cm" svg:y="1.08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6" draw:layer="layout" svg:width="0.1cm" svg:height="0.4cm" svg:x="5.6cm" svg:y="1.08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7" draw:layer="layout" svg:width="0.1cm" svg:height="0.4cm" svg:x="6.1cm" svg:y="1.084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49" draw:layer="layout" svg:width="1.124cm" svg:height="0.569cm" svg:x="6.332cm" svg:y="1cm">
            <draw:text-box>
              <text:p text:style-name="P48"><text:span text:style-name="T13">20K</text:span></text:p>
            </draw:text-box>
          </draw:frame>
          <draw:frame draw:style-name="gr42" draw:text-style-name="P49" draw:layer="layout" svg:width="3cm" svg:height="0.6cm" svg:x="4.4cm" svg:y="1.6cm">
            <draw:text-box>
              <text:p text:style-name="P50"><text:span text:style-name="T13">NN · 10</text:span><text:span text:style-name="T14">E</text:span><text:span text:style-name="T13"> </text:span><text:span text:style-name="T15">±</text:span><text:span text:style-name="T13"> T%</text:span></text:p>
            </draw:text-box>
          </draw:frame>
        </draw:g>
        <draw:g>
          <draw:custom-shape draw:style-name="gr36" draw:text-style-name="P43" draw:layer="layout" svg:width="1.6cm" svg:height="0.4cm" svg:x="4.901cm" svg:y="3.0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44" draw:layer="layout" svg:width="0.1cm" svg:height="0.4cm" svg:x="5.201cm" svg:y="3.03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5" draw:layer="layout" svg:width="0.1cm" svg:height="0.4cm" svg:x="5.401cm" svg:y="3.03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5" draw:layer="layout" svg:width="0.1cm" svg:height="0.4cm" svg:x="5.601cm" svg:y="3.03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1" draw:layer="layout" svg:width="0.1cm" svg:height="0.4cm" svg:x="6.101cm" svg:y="3.03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6" draw:layer="layout" svg:width="0.099cm" svg:height="0.4cm" svg:x="5.801cm" svg:y="3.038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52" draw:layer="layout" svg:width="1.392cm" svg:height="0.569cm" svg:x="6.332cm" svg:y="2.954cm">
            <draw:text-box>
              <text:p text:style-name="P48">200K</text:p>
            </draw:text-box>
          </draw:frame>
          <draw:frame draw:style-name="gr42" draw:text-style-name="P49" draw:layer="layout" svg:width="3cm" svg:height="0.6cm" svg:x="4.4cm" svg:y="3.6cm">
            <draw:text-box>
              <text:p text:style-name="P50"><text:span text:style-name="T13">NNN · 10</text:span><text:span text:style-name="T14">E</text:span><text:span text:style-name="T13"> </text:span><text:span text:style-name="T15">±</text:span><text:span text:style-name="T13"> T%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3:43:13.659000000</meta:creation-date>
    <dc:date>2016-05-03T15:11:24.922338581</dc:date>
    <meta:editing-duration>PT58M5S</meta:editing-duration>
    <meta:editing-cycles>12</meta:editing-cycles>
    <meta:generator>LibreOffice/5.1.2.2.0$Linux_X86_64 LibreOffice_project/10m0$Build-2</meta:generator>
    <meta:document-statistic meta:object-count="150"/>
  </office:meta>
</office:document-meta>
</file>